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master-page-name="">
      <style:paragraph-properties fo:margin-left="1.984cm" fo:margin-right="0cm" fo:text-indent="0cm" style:auto-text-indent="false" style:page-number="auto"/>
    </style:style>
    <style:style style:name="P3" style:family="paragraph" style:parent-style-name="Standard">
      <style:paragraph-properties fo:margin-left="1.984cm" fo:margin-right="0cm" fo:text-indent="0cm" style:auto-text-indent="false"/>
    </style:style>
    <style:style style:name="P4" style:family="paragraph" style:parent-style-name="Standard" style:master-page-name="">
      <style:paragraph-properties fo:margin-left="1.984cm" fo:margin-right="0cm" fo:text-indent="-2.037cm" style:auto-text-indent="false" style:page-number="auto"/>
    </style:style>
    <style:style style:name="P5" style:family="paragraph" style:parent-style-name="Standard" style:master-page-name="">
      <style:paragraph-properties fo:margin-left="2.037cm" fo:margin-right="0cm" fo:text-indent="-2.037cm" style:auto-text-indent="false" style:page-number="auto"/>
    </style:style>
    <style:style style:name="P6" style:family="paragraph" style:parent-style-name="Standard" style:master-page-name="">
      <style:paragraph-properties fo:margin-left="2.037cm" fo:margin-right="0cm" fo:text-indent="-0.026cm" style:auto-text-indent="false" style:page-number="auto"/>
    </style:style>
    <style:style style:name="P7" style:family="paragraph" style:parent-style-name="Standard">
      <style:paragraph-properties fo:margin-left="2.037cm" fo:margin-right="0cm" fo:text-indent="-0.026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Web Project.</text:p>
      <text:p text:style-name="Standard"/>
      <text:p text:style-name="P4"><text:span text:style-name="T1">Objective:</text:span> Build a feature-heavy web site, with features chosen to maximize learning experience. <text:s/>Importantly, the building process shall be structured and based on established standards, and tools to extent possible as below:</text:p>
      <text:p text:style-name="P2"><text:span text:style-name="T2">Work-Flow:</text:span> <text:s/><text:tab/><text:tab/>Automated, using a tool like Gulp or Grunt ( to be decided)</text:p>
      <text:p text:style-name="P3"><text:span text:style-name="T2">Source Code Control:</text:span> Using Git.</text:p>
      <text:p text:style-name="P3"><text:span text:style-name="T2">Backup and sharing:</text:span><text:tab/>Using Github.</text:p>
      <text:p text:style-name="P3"><text:span text:style-name="T2">Code Editor:</text:span><text:tab/><text:tab/>Using Visual Studio Code – with extensions as needed</text:p>
      <text:p text:style-name="P3"><text:span text:style-name="T4">Debugging:</text:span><text:tab/><text:tab/>Google Developer tools.</text:p>
      <text:p text:style-name="P3"><text:span text:style-name="T2">Testing:</text:span><text:tab/><text:tab/>Automated – Tools to be decided.</text:p>
      <text:p text:style-name="P3"><text:span text:style-name="T2">Back end database:</text:span><text:tab/>MySQL and MongoDB</text:p>
      <text:p text:style-name="P3"><text:span text:style-name="T2">CSS guidelines:</text:span><text:tab/>BEM (Block Element Modifier)</text:p>
      <text:p text:style-name="P3"><text:span text:style-name="T2">SaSS:<text:tab/></text:span><text:tab/><text:tab/>CSS Preprocessor.</text:p>
      <text:p text:style-name="P3"><text:span text:style-name="T4">Hosting:</text:span><text:tab/><text:tab/>To be decided.</text:p>
      <text:p text:style-name="P3"><text:span text:style-name="T2">SEO:</text:span><text:tab/><text:tab/><text:tab/>To be decided.<text:tab/></text:p>
      <text:p text:style-name="P3"><text:span text:style-name="T2">Backend Framework:</text:span> <text:s/>CakePHP.</text:p>
      <text:p text:style-name="P3"><text:span text:style-name="T2">CSS Framework:</text:span><text:tab/>W3</text:p>
      <text:p text:style-name="P3"/>
      <text:p text:style-name="P5"><text:span text:style-name="T3">Application:</text:span> The application must demonstrate and exercise a wide range of commonly used capabilities including:</text:p>
      <text:p text:style-name="P6"><text:span text:style-name="T4">Registration and Login</text:span> with email confirmation.</text:p>
      <text:p text:style-name="P7"><text:span text:style-name="T2">Roles</text:span> of administrator, owner and everyone.</text:p>
      <text:p text:style-name="P7"><text:span text:style-name="T2">REST API</text:span> to be exposed for a range of services.</text:p>
      <text:p text:style-name="P7">CRUD </text:p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23S</meta:editing-duration>
    <meta:editing-cycles>4</meta:editing-cycles>
    <meta:generator>OpenOffice/4.1.4$Win32 OpenOffice.org_project/414m5$Build-9788</meta:generator>
    <dc:date>2018-06-11T16:38:08.90</dc:date>
    <dc:creator>Brendan Curtin</dc:creator>
    <meta:document-statistic meta:table-count="0" meta:image-count="0" meta:object-count="0" meta:page-count="1" meta:paragraph-count="20" meta:word-count="147" meta:character-count="977"/>
    <meta:user-defined meta:name="Info 1"/>
    <meta:user-defined meta:name="Info 2"/>
    <meta:user-defined meta:name="Info 3"/>
    <meta:user-defined meta:name="Info 4"/>
  </office:meta>
</office:document-meta>
</file>